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ef1e0"/>
    </style:style>
    <style:style style:name="P2" style:family="paragraph" style:parent-style-name="Standard">
      <style:text-properties officeooo:paragraph-rsid="00109a7d"/>
    </style:style>
    <style:style style:name="P3" style:family="paragraph" style:parent-style-name="Standard">
      <style:text-properties officeooo:paragraph-rsid="0010fc03"/>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center" style:justify-single-word="false"/>
    </style:style>
    <style:style style:name="T1" style:family="text">
      <style:text-properties officeooo:rsid="000ef1e0"/>
    </style:style>
    <style:style style:name="T2" style:family="text">
      <style:text-properties officeooo:rsid="00109a7d"/>
    </style:style>
    <style:style style:name="T3" style:family="text">
      <style:text-properties officeooo:rsid="0010fc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AlPV – Zeißler, Höffken</text:span></text:h>
      <text:p text:style-name="P4"><text:span text:style-name="T1"/></text:p>
      <text:p text:style-name="P1"><text:span text:style-name="T1">f) </text:span><text:span text:style-name="T2">Ist ein Nutzer angemeldet hat er eine Session in der loggedin=true ist. Es gibt 2 unterschiedliche Möglichkeiten eine Seite zu authorisieren. Bindet man auth.php ein wird die Seite gezeigt, allerdings können nach Bedarf spezielle Bereiche nicht gezeigt werden (z.B. logout ) bzw. gezeigt werden (.zB. Login), da loggedin auf false gesetzt wird, falls er nicht existiert.</text:span></text:p>
      <text:p text:style-name="P1"><text:span text:style-name="T2"/></text:p>
      <text:p text:style-name="P2"><text:span text:style-name="T2">Würde dies allerdings auch für upload.php angewendet, könnte jemand der die Funktionsweise von upload.php kennt eine Seite wie index2.php bauen, mit der es möglich wäre ohne Authentifizierung Bilder hochzuladen. </text:span><text:span text:style-name="T3">(Damit index2.php funktioniert muss man in upload.php die erste Zeile in &lt;?php include('auth.php'); ?&gt; ändern)</text:span></text:p>
      <text:p text:style-name="P2"><text:span text:style-name="T2"/></text:p>
      <text:p text:style-name="P2"><text:span text:style-name="T2">Deshalb gibt es noch auth_hard.php, wo nicht autorisierte Nutzer auf login.php weitergeleitet werden. So muss nicht in den Funktionen überprüft werden ob der Nutzer angemeldet ist oder nicht, was bequemer ist.</text:span></text:p>
      <text:p text:style-name="P2"><text:span text:style-name="T2"/></text:p>
      <text:p text:style-name="P3"><text:span text:style-name="T3">Schwachpunkte sind, dass auf der LoginSeite Nutzername und Passwort stehen (einfachheitshalber) und in login.php die Daten im Klartext gespeichert sind. Dies könnte von Menschen ausgenutzt werden, die Zugriff auf den Server haben.</text:span></text:p>
      <text:p text:style-name="P3"><text:span text:style-name="T3"/></text:p>
      <text:p text:style-name="P3"><text:span text:style-name="T3">Ein weiterer Schwachpunkt ist, dass durch das vergessen der Einbindung von auth_hard.php mögliche Fehler existieren.</text:span></text:p>
      <text:p text:style-name="P3"><text:span text:style-name="T3"/></text:p>
      <text:p text:style-name="P3"><text:span text:style-name="T3">Soweit ich weiß gibt es keine Möglichkeiten die Variablen in den Sessions zu verändern und daher ist die Methode sic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18T14:46:38</meta:creation-date>
    <meta:document-statistic meta:table-count="0" meta:image-count="0" meta:object-count="0" meta:page-count="1" meta:paragraph-count="7" meta:word-count="203" meta:character-count="1393"/>
    <dc:date>2012-01-18T15:24:26</dc:date>
    <meta:editing-duration>PT00H07M06S</meta:editing-duration>
    <meta:editing-cycles>1</meta:editing-cycles>
    <meta:generator>OpenOffice.org/3.2$Unix OpenOffice.org_project/320m19$Build-9505</meta:generator>
  </office:meta>
</office:document-meta>
</file>